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59cm" fo:min-width="10.25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ans Narrow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Sans Narro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794cm" svg:height="1.27cm" svg:x="1.016cm" svg:y="1.016cm">
          <text:p text:style-name="P1"><text:span text:style-name="T1">User 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794cm" svg:height="1.27cm" svg:x="8.128cm" svg:y="1.016cm">
          <text:p text:style-name="P1"><text:span text:style-name="T1">Token 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794cm" svg:height="1.27cm" svg:x="11.684cm" svg:y="1.016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.81cm" svg:y1="1.651cm" svg:x2="4.572cm" svg:y2="1.651cm" draw:start-shape="id1" draw:start-glue-point="1" draw:end-shape="id2" draw:end-glue-point="3" svg:d="M3810 1651h762" svg:viewBox="0 0 763 1">
          <text:p/>
        </draw:connector>
        <draw:connector draw:style-name="gr2" draw:text-style-name="P3" draw:layer="layout" draw:type="line" svg:x1="10.922cm" svg:y1="1.651cm" svg:x2="11.684cm" svg:y2="1.651cm" draw:start-shape="id3" draw:start-glue-point="1" draw:end-shape="id4" draw:end-glue-point="3" svg:d="M10922 1651h762" svg:viewBox="0 0 763 1">
          <text:p/>
        </draw:connector>
        <draw:frame draw:style-name="gr3" draw:text-style-name="P4" draw:layer="layout" svg:width="10.751cm" svg:height="6.309cm" svg:x="1.72cm" svg:y="4.318cm">
          <draw:text-box>
            <text:p><text:span text:style-name="T1">Token list items:</text:span></text:p>
            <text:p><text:span text:style-name="T1">Text (to be typeset)</text:span></text:p>
            <text:p><text:span text:style-name="T1">Box (fixed sized contents to be placed like text)</text:span></text:p>
            <text:p><text:span text:style-name="T1">ParagraphSeparator</text:span></text:p>
            <text:p><text:span text:style-name="T1">Penalty</text:span></text:p>
            <text:p><text:span text:style-name="T1">Glue</text:span></text:p>
            <text:p><text:span text:style-name="T1">AttributeChange (changes appearance, e.g. font or color)</text:span></text:p>
            <text:p><text:span text:style-name="T1">NewShape (changes the layout)</text:span></text:p>
            <text:p><text:span text:style-name="T1">CallBack</text:span></text:p>
            <text:p><text:span text:style-name="T1">Push</text:span></text:p>
            <text:p><text:span text:style-name="T1">Pop</text:span></text:p>
            <text:p><text:span text:style-name="T1">Stream</text:span></text:p>
            <text:p><text:span text:style-name="T1"/></text:p>
          </draw:text-box>
        </draw:frame>
        <draw:custom-shape draw:style-name="gr1" draw:text-style-name="P2" xml:id="id2" draw:id="id2" draw:layer="layout" svg:width="2.794cm" svg:height="1.27cm" svg:x="4.572cm" svg:y="1.016cm">
          <text:p text:style-name="P1"><text:span text:style-name="T1">Parser</text:span></text:p>
          <text:p text:style-name="P1"><text:span text:style-name="T1">token lis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7.366cm" svg:y1="1.651cm" svg:x2="8.128cm" svg:y2="1.651cm" draw:start-shape="id2" draw:start-glue-point="1" draw:end-shape="id3" draw:end-glue-point="3" svg:d="M7366 1651h762" svg:viewBox="0 0 763 1">
          <text:p/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4" draw:layer="layout" svg:width="11.009cm" svg:height="14.697cm" svg:x="0.679cm" svg:y="0.762cm">
          <draw:text-box>
            <text:p><text:span text:style-name="T1">Algorithm:</text:span></text:p>
            <text:p><text:span text:style-name="T1"/></text:p>
            <text:p><text:span text:style-name="T1">Create new Canvas</text:span></text:p>
            <text:p><text:span text:style-name="T1">Add leftover floats</text:span></text:p>
            <text:p><text:span text:style-name="T1">If CTP is new shape</text:span></text:p>
            <text:p><text:span text:style-name="T1"><text:tab/></text:span><text:span text:style-name="T1">add it</text:span></text:p>
            <text:p><text:span text:style-name="T1"><text:tab/></text:span><text:span text:style-name="T1">CTP++</text:span></text:p>
            <text:p><text:span text:style-name="T1">Else</text:span></text:p>
            <text:p><text:span text:style-name="T1"><text:tab/></text:span><text:span text:style-name="T1">duplicate the shape used on last Canvas for stream</text:span></text:p>
            <text:p><text:span text:style-name="T1">While CTP != end</text:span></text:p>
            <text:p><text:span text:style-name="T1"><text:tab/></text:span><text:span text:style-name="T1">if *CTP is text stuff</text:span></text:p>
            <text:p><text:span text:style-name="T1"><text:tab/></text:span><text:span text:style-name="T1"><text:tab/></text:span><text:span text:style-name="T1">if current shape is full</text:span></text:p>
            <text:p><text:span text:style-name="T1"><text:tab/></text:span><text:span text:style-name="T1"><text:tab/></text:span><text:span text:style-name="T1"><text:tab/></text:span><text:span text:style-name="T1">if different stream exists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set CTP to new stream id</text:span></text:p>
            <text:p><text:span text:style-name="T1"><text:tab/></text:span><text:span text:style-name="T1"><text:tab/></text:span><text:span text:style-name="T1"><text:tab/></text:span><text:span text:style-name="T1">else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Canvas is full</text:span></text:p>
            <text:p><text:span text:style-name="T1"><text:tab/></text:span><text:span text:style-name="T1"><text:tab/></text:span><text:span text:style-name="T1">else</text:span></text:p>
            <text:p><text:span text:style-name="T1"><text:tab/></text:span><text:span text:style-name="T1"><text:tab/></text:span><text:span text:style-name="T1"><text:tab/></text:span><text:span text:style-name="T1">add text stuff to current shape</text:span></text:p>
            <text:p><text:span text:style-name="T1"><text:tab/></text:span><text:span text:style-name="T1">elif *CTP is new shape</text:span></text:p>
            <text:p><text:span text:style-name="T1"><text:tab/></text:span><text:span text:style-name="T1"><text:tab/></text:span><text:span text:style-name="T1">shrink adjust current shape if needed</text:span></text:p>
            <text:p><text:span text:style-name="T1"><text:tab/></text:span><text:span text:style-name="T1"><text:tab/></text:span><text:span text:style-name="T1">if space allows</text:span></text:p>
            <text:p><text:span text:style-name="T1"><text:tab/></text:span><text:span text:style-name="T1"><text:tab/></text:span><text:span text:style-name="T1"><text:tab/></text:span><text:span text:style-name="T1">add new shape</text:span></text:p>
            <text:p><text:span text:style-name="T1"><text:tab/></text:span><text:span text:style-name="T1"><text:tab/></text:span><text:span text:style-name="T1">else</text:span></text:p>
            <text:p text:style-name="P6"><text:span text:style-name="T1"><text:tab/></text:span><text:span text:style-name="T1"><text:tab/></text:span><text:span text:style-name="T1"><text:tab/></text:span><text:span text:style-name="T1">if different stream exists</text:span></text:p>
  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set CTP to new stream id</text:span></text:p>
            <text:p text:style-name="P6"><text:span text:style-name="T1"><text:tab/></text:span><text:span text:style-name="T1"><text:tab/></text:span><text:span text:style-name="T1"><text:tab/></text:span><text:span text:style-name="T1">else</text:span></text:p>
  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Canvas is full</text:span></text:p>
            <text:p><text:span text:style-name="T1"><text:tab/></text:span><text:span text:style-name="T1">elif *CTP is stream id</text:span></text:p>
            <text:p><text:span text:style-name="T1"><text:tab/></text:span><text:span text:style-name="T1"><text:tab/></text:span><text:span text:style-name="T1">set CTP to new position of stream</text:span></text:p>
            <text:p><text:span text:style-name="T1"/></text:p>
            <text:p><text:span text:style-name="T1"/></text:p>
          </draw:text-box>
        </draw:frame>
        <draw:frame draw:style-name="gr3" draw:text-style-name="P4" draw:layer="layout" svg:width="10.751cm" svg:height="6.309cm" svg:x="16.002cm" svg:y="0.762cm">
          <draw:text-box>
            <text:p><text:span text:style-name="T1">CTP = current token list pointe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2.2$Windows_X86_64 LibreOffice_project/98b30e735bda24bc04ab42594c85f7fd8be07b9c</meta:generator>
    <dc:date>2019-10-25T15:29:46.789000000</dc:date>
    <meta:editing-duration>PT5H15M43S</meta:editing-duration>
    <meta:editing-cycles>5</meta:editing-cycles>
    <meta:document-statistic meta:object-count="35"/>
  </office:meta>
</office:document-meta>
</file>